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3.753cm" svg:y="-5cm"/>
          <draw:glue-point draw:id="5" svg:x="-3.753cm" svg:y="5cm"/>
          <draw:glue-point draw:id="6" svg:x="-0.761cm" svg:y="-5cm"/>
          <draw:glue-point draw:id="7" svg:x="-0.761cm" svg:y="5cm"/>
          <draw:glue-point draw:id="8" svg:x="2.232cm" svg:y="-5cm"/>
          <draw:glue-point draw:id="9" svg:x="2.232cm" svg:y="5cm"/>
          <draw:glue-point draw:id="10" svg:x="2.98cm" svg:y="-5cm"/>
          <draw:glue-point draw:id="11" svg:x="2.98cm" svg:y="0cm"/>
          <draw:glue-point draw:id="12" svg:x="2.98cm" svg:y="5cm"/>
          <draw:glue-point draw:id="13" svg:x="3.728cm" svg:y="-5cm"/>
          <draw:glue-point draw:id="14" svg:x="3.728cm" svg:y="5cm"/>
          <draw:glue-point draw:id="15" svg:x="3.953cm" svg:y="0cm"/>
          <draw:glue-point draw:id="16" svg:x="4.963cm" svg:y="0cm"/>
          <draw:glue-point draw:id="17" svg:x="1.596cm" svg:y="0cm"/>
          <draw:path draw:style-name="gr1" draw:layer="layout" svg:width="0.423cm" svg:height="2cm" svg:x="0cm" svg:y="0cm" svg:viewBox="0 0 424 2001" svg:d="m424 0c-953 1000 0 2001 0 2001z">
            <text:p/>
          </draw:path>
          <draw:path draw:style-name="gr1" draw:layer="layout" svg:width="0.423cm" svg:height="2cm" svg:x="8.444cm" svg:y="0cm" svg:viewBox="0 0 424 2001" svg:d="m0 0c953 1000 0 2001 0 2001z">
            <text:p/>
          </draw:path>
          <draw:polygon draw:style-name="gr1" draw:layer="layout" svg:width="8cm" svg:height="2cm" svg:x="0.444cm" svg:y="0cm" svg:viewBox="0 0 8001 2001" draw:points="0,0 8001,0 8001,2001 0,2001">
            <text:p/>
          </draw:polygon>
          <draw:path draw:style-name="gr2" draw:layer="layout" svg:width="0.423cm" svg:height="2cm" svg:x="0cm" svg:y="0cm" svg:viewBox="0 0 424 2001" svg:d="m424 0c-953 1000 0 2001 0 2001">
            <text:p/>
          </draw:path>
          <draw:path draw:style-name="gr2" draw:layer="layout" svg:width="0.423cm" svg:height="2cm" svg:x="8.444cm" svg:y="0cm" svg:viewBox="0 0 424 2001" svg:d="m0 0c953 1000 0 2001 0 2001">
            <text:p/>
          </draw:path>
          <draw:line draw:style-name="gr2" draw:layer="layout" svg:x1="0.444cm" svg:y1="0cm" svg:x2="8.444cm" svg:y2="0cm">
            <text:p/>
          </draw:line>
          <draw:line draw:style-name="gr2" draw:layer="layout" svg:x1="0.444cm" svg:y1="2cm" svg:x2="8.444cm" svg:y2="2cm">
            <text:p/>
          </draw:line>
          <draw:line draw:style-name="gr2" draw:layer="layout" svg:x1="7.111cm" svg:y1="2cm" svg:x2="7.111cm" svg:y2="0cm">
            <text:p/>
          </draw:line>
          <draw:line draw:style-name="gr2" draw:layer="layout" svg:x1="8.911cm" svg:y1="1cm" svg:x2="7.111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SaT-floatinghead</dc:title>
    <meta:creation-date>2011-02-07T16:59:53</meta:creation-date>
    <meta:editing-duration>P0D</meta:editing-duration>
    <meta:editing-cycles>1</meta:editing-cycles>
    <meta:document-statistic meta:object-count="10"/>
    <meta:generator>OpenOffice.org/3.3$Linux OpenOffice.org_project/330m20$Build-9567</meta:generator>
  </office:meta>
</office:document-meta>
</file>